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margin-left="0in" fo:margin-right="0in" fo:line-height="200%" fo:text-indent="0.5791in" style:auto-text-indent="false"/>
      <style:text-properties fo:font-weight="normal" style:font-weight-asian="normal" style:font-weight-complex="normal"/>
    </style:style>
    <style:style style:name="P5" style:family="paragraph" style:parent-style-name="Standard" style:list-style-name="L1">
      <style:text-properties fo:font-weight="normal" style:font-weight-asian="normal" style:font-weight-complex="normal"/>
    </style:style>
    <style:style style:name="T1" style:family="text">
      <style:text-properties style:text-position="super 58%"/>
    </style:style>
    <style:style style:name="T2" style:family="text">
      <style:text-properties officeooo:rsid="00175d0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sis summary – use plain language</text:p>
      <text:p text:style-name="Standard"/>
      <text:p text:style-name="P4">My current thesis work explores the possibility of building a music-based brain computer interface (BCI) using electroencephalography (EEG). Such a BCI could be used by patients that have severe motor deficits <text:span text:style-name="T2">and</text:span> are not able to communicate behaviourally. In my first experiment I had participants listen to and then imagine short clips from 12 familiar pieces of music (nursery rhymes, Christmas carols, etc.) while their EEG data was collected. I wanted to classify from the EEG data what piece of music the participant was listening to or imagining. </text:p>
      <text:p text:style-name="P4">Our first analysis used autocorrelations on event-related potentials (ERPs) obtained from the EEG. We were able to estimate the tempo of the perceived and imagined music from the ERPs, which has never been done before. These initial results were presented at the 1<text:span text:style-name="T1">st</text:span> International Workshop on Brain-Computer Music Interfacing. Our next step was to find a method of classifying music from EEG data that is more robust than tempo estimation. For this we turned to machine learning algorithms. Using convolutional autoencoders as part of a convolutional neural net, we ran two types of classification experiments. The first experiment tried to classify the stimuli into two groups based on the time signature of the music (either 3/4 or 4/4). The second experiment tried to classify each of the 12 individual stimuli based on any features that the neural net could detect in the EEG. These results were presented at the Society for Music Perception and Cognition 2015.</text:p>
      <text:p text:style-name="P4">In the first experiment, we were able to classify perception of music into two categories with 66% accuracy (chance is 50%). In the second experiment, we were able to classify perception of music in 12 categories with 30% accuracy (chance is 8.3%). During the remainder of my Master's thesis I will run the classification experiments on the data collected during the imagination portion of the task and will be working to achieve reliable accuracy rates that support the use of this paradigm as a BCI.</text:p>
      <text:p text:style-name="P4"/>
      <text:p text:style-name="P4"/>
      <text:p text:style-name="P2"><text:soft-page-break/>Key Words (up to 10)</text:p>
      <text:list xml:id="list2690832475955198390" text:style-name="L1">
        <text:list-item>
          <text:p text:style-name="P5">Electroencephalography (EEG)</text:p>
        </text:list-item>
        <text:list-item>
          <text:p text:style-name="P5">Brain computer interface (BCI)</text:p>
        </text:list-item>
        <text:list-item>
          <text:p text:style-name="P5">perception </text:p>
        </text:list-item>
        <text:list-item>
          <text:p text:style-name="P5">imagination </text:p>
        </text:list-item>
        <text:list-item>
          <text:p text:style-name="P5">music</text:p>
        </text:list-item>
        <text:list-item>
          <text:p text:style-name="P5">machine learn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SimSun" style:font-family-asia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tab/><text:tab/>Avital Sternin PIN: 396802 <text:s text:c="6"/><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0T11:16:29</meta:creation-date>
    <dc:date>2015-10-15T13:25:59.470619000</dc:date>
    <meta:editing-duration>P9DT11H48M7S</meta:editing-duration>
    <meta:editing-cycles>65</meta:editing-cycles>
    <meta:generator>LibreOffice/4.3.0.4$MacOSX_X86_64 LibreOffice_project/62ad5818884a2fc2e5780dd45466868d41009ec0</meta:generator>
    <meta:document-statistic meta:table-count="0" meta:image-count="0" meta:object-count="0" meta:page-count="2" meta:paragraph-count="12" meta:word-count="361" meta:character-count="2219" meta:non-whitespace-character-count="1864"/>
    <meta:user-defined meta:name="Mendeley Citation Style_1">http://www.zotero.org/styles/american-medical-association</meta:user-defined>
    <meta:user-defined meta:name="Mendeley Document_1">True</meta:user-defined>
    <meta:user-defined meta:name="Mendeley User Name_1">avitalsternin@gmail.com@www.mendeley.com</meta:user-defined>
  </office:meta>
</office:document-meta>
</file>